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KAI11000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kipped lines</text:p>
          </table:table-cell>
          <table:table-cell office:value-type="string" calcext:value-type="string">
            <text:p>Active Lines</text:p>
          </table:table-cell>
          <table:table-cell office:value-type="string" calcext:value-type="string">
            <text:p>Total Lines</text:p>
          </table:table-cell>
          <table:table-cell office:value-type="string" calcext:value-type="string">
            <text:p>Skipped Lin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ixed paramete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I$2]/(1+[.A2]))" office:value-type="float" office:value="2672" calcext:value-type="float">
            <text:p>2672</text:p>
          </table:table-cell>
          <table:table-cell table:formula="of:=FLOOR([.I$3]/(1+[.A2])*1)" office:value-type="float" office:value="2720" calcext:value-type="float">
            <text:p>2720</text:p>
          </table:table-cell>
          <table:table-cell table:formula="of:=[.I$3]-[.C2]" office:value-type="float" office:value="0" calcext:value-type="float">
            <text:p>0</text:p>
          </table:table-cell>
          <table:table-cell table:formula="of:=[.C2]*[.I$8]+[.I$12]+[.D2]*[.I$9]" office:value-type="float" office:value="224658.757" calcext:value-type="float">
            <text:p>224658.757</text:p>
          </table:table-cell>
          <table:table-cell table:formula="of:=1000000/[.E2]" office:value-type="float" office:value="4.45119528547912" calcext:value-type="float">
            <text:p>4.45</text:p>
          </table:table-cell>
          <table:table-cell/>
          <table:table-cell office:value-type="string" calcext:value-type="string">
            <text:p>Valid lines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I$2]/(1+[.A3]))" office:value-type="float" office:value="1336" calcext:value-type="float">
            <text:p>1336</text:p>
          </table:table-cell>
          <table:table-cell table:formula="of:=FLOOR([.I$3]/(1+[.A3])*1)" office:value-type="float" office:value="1360" calcext:value-type="float">
            <text:p>1360</text:p>
          </table:table-cell>
          <table:table-cell table:formula="of:=[.I$3]-[.C3]" office:value-type="float" office:value="1360" calcext:value-type="float">
            <text:p>1360</text:p>
          </table:table-cell>
          <table:table-cell table:formula="of:=[.C3]*[.I$8]+[.I$12]+[.D3]*[.I$9]" office:value-type="float" office:value="121955.637" calcext:value-type="float">
            <text:p>121955.637</text:p>
          </table:table-cell>
          <table:table-cell table:formula="of:=1000000/[.E3]" office:value-type="float" office:value="8.19970297887912" calcext:value-type="float">
            <text:p>8.20</text:p>
          </table:table-cell>
          <table:table-cell/>
          <table:table-cell office:value-type="string" calcext:value-type="string">
            <text:p>Total lines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I$2]/(1+[.A4]))" office:value-type="float" office:value="890" calcext:value-type="float">
            <text:p>890</text:p>
          </table:table-cell>
          <table:table-cell table:formula="of:=FLOOR([.I$3]/(1+[.A4])*1)" office:value-type="float" office:value="906" calcext:value-type="float">
            <text:p>906</text:p>
          </table:table-cell>
          <table:table-cell table:formula="of:=[.I$3]-[.C4]" office:value-type="float" office:value="1814" calcext:value-type="float">
            <text:p>1814</text:p>
          </table:table-cell>
          <table:table-cell table:formula="of:=[.C4]*[.I$8]+[.I$12]+[.D4]*[.I$9]" office:value-type="float" office:value="87670.919" calcext:value-type="float">
            <text:p>87670.919</text:p>
          </table:table-cell>
          <table:table-cell table:formula="of:=1000000/[.E4]" office:value-type="float" office:value="11.4062908363034" calcext:value-type="float">
            <text:p>11.41</text:p>
          </table:table-cell>
          <table:table-cell/>
          <table:table-cell office:value-type="string" calcext:value-type="string">
            <text:p>Pixel time (us)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I$2]/(1+[.A5]))" office:value-type="float" office:value="668" calcext:value-type="float">
            <text:p>668</text:p>
          </table:table-cell>
          <table:table-cell table:formula="of:=FLOOR([.I$3]/(1+[.A5])*1)" office:value-type="float" office:value="680" calcext:value-type="float">
            <text:p>680</text:p>
          </table:table-cell>
          <table:table-cell table:formula="of:=[.I$3]-[.C5]" office:value-type="float" office:value="2040" calcext:value-type="float">
            <text:p>2040</text:p>
          </table:table-cell>
          <table:table-cell table:formula="of:=[.C5]*[.I$8]+[.I$12]+[.D5]*[.I$9]" office:value-type="float" office:value="70604.077" calcext:value-type="float">
            <text:p>70604.077</text:p>
          </table:table-cell>
          <table:table-cell table:formula="of:=1000000/[.E5]" office:value-type="float" office:value="14.1634880376667" calcext:value-type="float">
            <text:p>14.16</text:p>
          </table:table-cell>
          <table:table-cell/>
          <table:table-cell office:value-type="string" calcext:value-type="string">
            <text:p>Line pixels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I$2]/(1+[.A6]))" office:value-type="float" office:value="534" calcext:value-type="float">
            <text:p>534</text:p>
          </table:table-cell>
          <table:table-cell table:formula="of:=FLOOR([.I$3]/(1+[.A6])*1)" office:value-type="float" office:value="544" calcext:value-type="float">
            <text:p>544</text:p>
          </table:table-cell>
          <table:table-cell table:formula="of:=[.I$3]-[.C6]" office:value-type="float" office:value="2176" calcext:value-type="float">
            <text:p>2176</text:p>
          </table:table-cell>
          <table:table-cell table:formula="of:=[.C6]*[.I$8]+[.I$12]+[.D6]*[.I$9]" office:value-type="float" office:value="60333.765" calcext:value-type="float">
            <text:p>60333.765</text:p>
          </table:table-cell>
          <table:table-cell table:formula="of:=1000000/[.E6]" office:value-type="float" office:value="16.5744670500838" calcext:value-type="float">
            <text:p>16.57</text:p>
          </table:table-cell>
          <table:table-cell/>
          <table:table-cell office:value-type="string" calcext:value-type="string">
            <text:p>Tvcc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I$2]/(1+[.A7]))" office:value-type="float" office:value="445" calcext:value-type="float">
            <text:p>445</text:p>
          </table:table-cell>
          <table:table-cell table:formula="of:=FLOOR([.I$3]/(1+[.A7])*1)" office:value-type="float" office:value="453" calcext:value-type="float">
            <text:p>453</text:p>
          </table:table-cell>
          <table:table-cell table:formula="of:=[.I$3]-[.C7]" office:value-type="float" office:value="2267" calcext:value-type="float">
            <text:p>2267</text:p>
          </table:table-cell>
          <table:table-cell table:formula="of:=[.C7]*[.I$8]+[.I$12]+[.D7]*[.I$9]" office:value-type="float" office:value="53461.718" calcext:value-type="float">
            <text:p>53461.718</text:p>
          </table:table-cell>
          <table:table-cell table:formula="of:=1000000/[.E7]" office:value-type="float" office:value="18.7049731548096" calcext:value-type="float">
            <text:p>18.70</text:p>
          </table:table-cell>
          <table:table-cell/>
          <table:table-cell office:value-type="string" calcext:value-type="string">
            <text:p>Th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I$2]/(1+[.A8]))" office:value-type="float" office:value="381" calcext:value-type="float">
            <text:p>381</text:p>
          </table:table-cell>
          <table:table-cell table:formula="of:=FLOOR([.I$3]/(1+[.A8])*1)" office:value-type="float" office:value="388" calcext:value-type="float">
            <text:p>388</text:p>
          </table:table-cell>
          <table:table-cell table:formula="of:=[.I$3]-[.C8]" office:value-type="float" office:value="2332" calcext:value-type="float">
            <text:p>2332</text:p>
          </table:table-cell>
          <table:table-cell table:formula="of:=[.C8]*[.I$8]+[.I$12]+[.D8]*[.I$9]" office:value-type="float" office:value="48553.113" calcext:value-type="float">
            <text:p>48553.113</text:p>
          </table:table-cell>
          <table:table-cell table:formula="of:=1000000/[.E8]" office:value-type="float" office:value="20.5960017434927" calcext:value-type="float">
            <text:p>20.60</text:p>
          </table:table-cell>
          <table:table-cell/>
          <table:table-cell table:style-name="ce2" office:value-type="string" calcext:value-type="string">
            <text:p>Line time (us)</text:p>
          </table:table-cell>
          <table:table-cell table:style-name="ce2" table:formula="of:=([.I5]+1)*[.I4]+[.I6]+[.I7]" office:value-type="float" office:value="82.517" calcext:value-type="float">
            <text:p>82.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I$2]/(1+[.A9]))" office:value-type="float" office:value="334" calcext:value-type="float">
            <text:p>334</text:p>
          </table:table-cell>
          <table:table-cell table:formula="of:=FLOOR([.I$3]/(1+[.A9])*1)" office:value-type="float" office:value="340" calcext:value-type="float">
            <text:p>340</text:p>
          </table:table-cell>
          <table:table-cell table:formula="of:=[.I$3]-[.C9]" office:value-type="float" office:value="2380" calcext:value-type="float">
            <text:p>2380</text:p>
          </table:table-cell>
          <table:table-cell table:formula="of:=[.C9]*[.I$8]+[.I$12]+[.D9]*[.I$9]" office:value-type="float" office:value="44928.297" calcext:value-type="float">
            <text:p>44928.297</text:p>
          </table:table-cell>
          <table:table-cell table:formula="of:=1000000/[.E9]" office:value-type="float" office:value="22.2576876216786" calcext:value-type="float">
            <text:p>22.26</text:p>
          </table:table-cell>
          <table:table-cell/>
          <table:table-cell table:style-name="ce2" office:value-type="string" calcext:value-type="string">
            <text:p>Skipped line time (us)</text:p>
          </table:table-cell>
          <table:table-cell table:style-name="ce2" table:formula="of:=[.I6]+[.I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I$2]/(1+[.A10]))" office:value-type="float" office:value="296" calcext:value-type="float">
            <text:p>296</text:p>
          </table:table-cell>
          <table:table-cell table:formula="of:=FLOOR([.I$3]/(1+[.A10])*1)" office:value-type="float" office:value="302" calcext:value-type="float">
            <text:p>302</text:p>
          </table:table-cell>
          <table:table-cell table:formula="of:=[.I$3]-[.C10]" office:value-type="float" office:value="2418" calcext:value-type="float">
            <text:p>2418</text:p>
          </table:table-cell>
          <table:table-cell table:formula="of:=[.C10]*[.I$8]+[.I$12]+[.D10]*[.I$9]" office:value-type="float" office:value="42058.651" calcext:value-type="float">
            <text:p>42058.651</text:p>
          </table:table-cell>
          <table:table-cell table:formula="of:=1000000/[.E10]" office:value-type="float" office:value="23.7763213090215" calcext:value-type="float">
            <text:p>23.78</text:p>
          </table:table-cell>
          <table:table-cell/>
          <table:table-cell office:value-type="string" calcext:value-type="string">
            <text:p>T3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I$2]/(1+[.A11]))" office:value-type="float" office:value="267" calcext:value-type="float">
            <text:p>267</text:p>
          </table:table-cell>
          <table:table-cell table:formula="of:=FLOOR([.I$3]/(1+[.A11])*1)" office:value-type="float" office:value="272" calcext:value-type="float">
            <text:p>272</text:p>
          </table:table-cell>
          <table:table-cell table:formula="of:=[.I$3]-[.C11]" office:value-type="float" office:value="2448" calcext:value-type="float">
            <text:p>2448</text:p>
          </table:table-cell>
          <table:table-cell table:formula="of:=[.C11]*[.I$8]+[.I$12]+[.D11]*[.I$9]" office:value-type="float" office:value="39793.141" calcext:value-type="float">
            <text:p>39793.141</text:p>
          </table:table-cell>
          <table:table-cell table:formula="of:=1000000/[.E11]" office:value-type="float" office:value="25.1299589544841" calcext:value-type="float">
            <text:p>25.13</text:p>
          </table:table-cell>
          <table:table-cell/>
          <table:table-cell office:value-type="string" calcext:value-type="string">
            <text:p>Tv3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I$2]/(1+[.A12]))" office:value-type="float" office:value="242" calcext:value-type="float">
            <text:p>242</text:p>
          </table:table-cell>
          <table:table-cell table:formula="of:=FLOOR([.I$3]/(1+[.A12])*1)" office:value-type="float" office:value="247" calcext:value-type="float">
            <text:p>247</text:p>
          </table:table-cell>
          <table:table-cell table:formula="of:=[.I$3]-[.C12]" office:value-type="float" office:value="2473" calcext:value-type="float">
            <text:p>2473</text:p>
          </table:table-cell>
          <table:table-cell table:formula="of:=[.C12]*[.I$8]+[.I$12]+[.D12]*[.I$9]" office:value-type="float" office:value="37905.216" calcext:value-type="float">
            <text:p>37905.216</text:p>
          </table:table-cell>
          <table:table-cell table:formula="of:=1000000/[.E12]" office:value-type="float" office:value="26.3815934989" calcext:value-type="float">
            <text:p>26.38</text:p>
          </table:table-cell>
          <table:table-cell/>
          <table:table-cell table:style-name="ce2" office:value-type="string" calcext:value-type="string">
            <text:p>First line time (us)</text:p>
          </table:table-cell>
          <table:table-cell table:style-name="ce2" table:formula="of:=[.I10]+[.I11]+[.I8]" office:value-type="float" office:value="212.517" calcext:value-type="float">
            <text:p>212.5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I$2]/(1+[.A13]))" office:value-type="float" office:value="222" calcext:value-type="float">
            <text:p>222</text:p>
          </table:table-cell>
          <table:table-cell table:formula="of:=FLOOR([.I$3]/(1+[.A13])*1)" office:value-type="float" office:value="226" calcext:value-type="float">
            <text:p>226</text:p>
          </table:table-cell>
          <table:table-cell table:formula="of:=[.I$3]-[.C13]" office:value-type="float" office:value="2494" calcext:value-type="float">
            <text:p>2494</text:p>
          </table:table-cell>
          <table:table-cell table:formula="of:=[.C13]*[.I$8]+[.I$12]+[.D13]*[.I$9]" office:value-type="float" office:value="36319.359" calcext:value-type="float">
            <text:p>36319.359</text:p>
          </table:table-cell>
          <table:table-cell table:formula="of:=1000000/[.E13]" office:value-type="float" office:value="27.5335255779156" calcext:value-type="float">
            <text:p>27.5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I$2]/(1+[.A14]))" office:value-type="float" office:value="205" calcext:value-type="float">
            <text:p>205</text:p>
          </table:table-cell>
          <table:table-cell table:formula="of:=FLOOR([.I$3]/(1+[.A14])*1)" office:value-type="float" office:value="209" calcext:value-type="float">
            <text:p>209</text:p>
          </table:table-cell>
          <table:table-cell table:formula="of:=[.I$3]-[.C14]" office:value-type="float" office:value="2511" calcext:value-type="float">
            <text:p>2511</text:p>
          </table:table-cell>
          <table:table-cell table:formula="of:=[.C14]*[.I$8]+[.I$12]+[.D14]*[.I$9]" office:value-type="float" office:value="35035.57" calcext:value-type="float">
            <text:p>35035.57</text:p>
          </table:table-cell>
          <table:table-cell table:formula="of:=1000000/[.E14]" office:value-type="float" office:value="28.5424213163936" calcext:value-type="float">
            <text:p>28.5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I$2]/(1+[.A15]))" office:value-type="float" office:value="190" calcext:value-type="float">
            <text:p>190</text:p>
          </table:table-cell>
          <table:table-cell table:formula="of:=FLOOR([.I$3]/(1+[.A15])*1)" office:value-type="float" office:value="194" calcext:value-type="float">
            <text:p>194</text:p>
          </table:table-cell>
          <table:table-cell table:formula="of:=[.I$3]-[.C15]" office:value-type="float" office:value="2526" calcext:value-type="float">
            <text:p>2526</text:p>
          </table:table-cell>
          <table:table-cell table:formula="of:=[.C15]*[.I$8]+[.I$12]+[.D15]*[.I$9]" office:value-type="float" office:value="33902.815" calcext:value-type="float">
            <text:p>33902.815</text:p>
          </table:table-cell>
          <table:table-cell table:formula="of:=1000000/[.E15]" office:value-type="float" office:value="29.4960757683396" calcext:value-type="float">
            <text:p>29.5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I$2]/(1+[.A16]))" office:value-type="float" office:value="178" calcext:value-type="float">
            <text:p>178</text:p>
          </table:table-cell>
          <table:table-cell table:formula="of:=FLOOR([.I$3]/(1+[.A16])*1)" office:value-type="float" office:value="181" calcext:value-type="float">
            <text:p>181</text:p>
          </table:table-cell>
          <table:table-cell table:formula="of:=[.I$3]-[.C16]" office:value-type="float" office:value="2539" calcext:value-type="float">
            <text:p>2539</text:p>
          </table:table-cell>
          <table:table-cell table:formula="of:=[.C16]*[.I$8]+[.I$12]+[.D16]*[.I$9]" office:value-type="float" office:value="32921.094" calcext:value-type="float">
            <text:p>32921.094</text:p>
          </table:table-cell>
          <table:table-cell table:formula="of:=1000000/[.E16]" office:value-type="float" office:value="30.3756612705519" calcext:value-type="float">
            <text:p>30.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I$2]/(1+[.A17]))" office:value-type="float" office:value="167" calcext:value-type="float">
            <text:p>167</text:p>
          </table:table-cell>
          <table:table-cell table:formula="of:=FLOOR([.I$3]/(1+[.A17])*1)" office:value-type="float" office:value="170" calcext:value-type="float">
            <text:p>170</text:p>
          </table:table-cell>
          <table:table-cell table:formula="of:=[.I$3]-[.C17]" office:value-type="float" office:value="2550" calcext:value-type="float">
            <text:p>2550</text:p>
          </table:table-cell>
          <table:table-cell table:formula="of:=[.C17]*[.I$8]+[.I$12]+[.D17]*[.I$9]" office:value-type="float" office:value="32090.407" calcext:value-type="float">
            <text:p>32090.407</text:p>
          </table:table-cell>
          <table:table-cell table:formula="of:=1000000/[.E17]" office:value-type="float" office:value="31.1619606445004" calcext:value-type="float">
            <text:p>31.16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KAI16000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kipped lines</text:p>
          </table:table-cell>
          <table:table-cell office:value-type="string" calcext:value-type="string">
            <text:p>Active Lines</text:p>
          </table:table-cell>
          <table:table-cell office:value-type="string" calcext:value-type="string">
            <text:p>Total Lines</text:p>
          </table:table-cell>
          <table:table-cell office:value-type="string" calcext:value-type="string">
            <text:p>Skipped Lin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ixed paramete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I$2]/(1+[.A2]))" office:value-type="float" office:value="3248" calcext:value-type="float">
            <text:p>3248</text:p>
          </table:table-cell>
          <table:table-cell table:formula="of:=FLOOR([.I$3]/(1+[.A2])*1)" office:value-type="float" office:value="3280" calcext:value-type="float">
            <text:p>3280</text:p>
          </table:table-cell>
          <table:table-cell table:formula="of:=[.I$3]-[.C2]" office:value-type="float" office:value="0" calcext:value-type="float">
            <text:p>0</text:p>
          </table:table-cell>
          <table:table-cell table:formula="of:=[.C2]*[.I$8]+[.I$12]+[.D2]*[.I$9]" office:value-type="float" office:value="309906.589" calcext:value-type="float">
            <text:p>309906.589</text:p>
          </table:table-cell>
          <table:table-cell table:formula="of:=1000000/[.E2]" office:value-type="float" office:value="3.226778763326" calcext:value-type="float">
            <text:p>3.23</text:p>
          </table:table-cell>
          <table:table-cell/>
          <table:table-cell office:value-type="string" calcext:value-type="string">
            <text:p>Valid lines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I$2]/(1+[.A3]))" office:value-type="float" office:value="1624" calcext:value-type="float">
            <text:p>1624</text:p>
          </table:table-cell>
          <table:table-cell table:formula="of:=FLOOR([.I$3]/(1+[.A3])*1)" office:value-type="float" office:value="1640" calcext:value-type="float">
            <text:p>1640</text:p>
          </table:table-cell>
          <table:table-cell table:formula="of:=[.I$3]-[.C3]" office:value-type="float" office:value="1640" calcext:value-type="float">
            <text:p>1640</text:p>
          </table:table-cell>
          <table:table-cell table:formula="of:=[.C3]*[.I$8]+[.I$12]+[.D3]*[.I$9]" office:value-type="float" office:value="174985.429" calcext:value-type="float">
            <text:p>174985.429</text:p>
          </table:table-cell>
          <table:table-cell table:formula="of:=1000000/[.E3]" office:value-type="float" office:value="5.71476154165956" calcext:value-type="float">
            <text:p>5.71</text:p>
          </table:table-cell>
          <table:table-cell/>
          <table:table-cell office:value-type="string" calcext:value-type="string">
            <text:p>Total lines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I$2]/(1+[.A4]))" office:value-type="float" office:value="1082" calcext:value-type="float">
            <text:p>1082</text:p>
          </table:table-cell>
          <table:table-cell table:formula="of:=FLOOR([.I$3]/(1+[.A4])*1)" office:value-type="float" office:value="1093" calcext:value-type="float">
            <text:p>1093</text:p>
          </table:table-cell>
          <table:table-cell table:formula="of:=[.I$3]-[.C4]" office:value-type="float" office:value="2187" calcext:value-type="float">
            <text:p>2187</text:p>
          </table:table-cell>
          <table:table-cell table:formula="of:=[.C4]*[.I$8]+[.I$12]+[.D4]*[.I$9]" office:value-type="float" office:value="129984.286" calcext:value-type="float">
            <text:p>129984.286</text:p>
          </table:table-cell>
          <table:table-cell table:formula="of:=1000000/[.E4]" office:value-type="float" office:value="7.69323762720057" calcext:value-type="float">
            <text:p>7.69</text:p>
          </table:table-cell>
          <table:table-cell/>
          <table:table-cell office:value-type="string" calcext:value-type="string">
            <text:p>Pixel time (us)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I$2]/(1+[.A5]))" office:value-type="float" office:value="812" calcext:value-type="float">
            <text:p>812</text:p>
          </table:table-cell>
          <table:table-cell table:formula="of:=FLOOR([.I$3]/(1+[.A5])*1)" office:value-type="float" office:value="820" calcext:value-type="float">
            <text:p>820</text:p>
          </table:table-cell>
          <table:table-cell table:formula="of:=[.I$3]-[.C5]" office:value-type="float" office:value="2460" calcext:value-type="float">
            <text:p>2460</text:p>
          </table:table-cell>
          <table:table-cell table:formula="of:=[.C5]*[.I$8]+[.I$12]+[.D5]*[.I$9]" office:value-type="float" office:value="107524.849" calcext:value-type="float">
            <text:p>107524.849</text:p>
          </table:table-cell>
          <table:table-cell table:formula="of:=1000000/[.E5]" office:value-type="float" office:value="9.30017581331363" calcext:value-type="float">
            <text:p>9.30</text:p>
          </table:table-cell>
          <table:table-cell/>
          <table:table-cell office:value-type="string" calcext:value-type="string">
            <text:p>Line pixels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I$2]/(1+[.A6]))" office:value-type="float" office:value="649" calcext:value-type="float">
            <text:p>649</text:p>
          </table:table-cell>
          <table:table-cell table:formula="of:=FLOOR([.I$3]/(1+[.A6])*1)" office:value-type="float" office:value="656" calcext:value-type="float">
            <text:p>656</text:p>
          </table:table-cell>
          <table:table-cell table:formula="of:=[.I$3]-[.C6]" office:value-type="float" office:value="2624" calcext:value-type="float">
            <text:p>2624</text:p>
          </table:table-cell>
          <table:table-cell table:formula="of:=[.C6]*[.I$8]+[.I$12]+[.D6]*[.I$9]" office:value-type="float" office:value="94032.733" calcext:value-type="float">
            <text:p>94032.733</text:p>
          </table:table-cell>
          <table:table-cell table:formula="of:=1000000/[.E6]" office:value-type="float" office:value="10.6345946575859" calcext:value-type="float">
            <text:p>10.63</text:p>
          </table:table-cell>
          <table:table-cell/>
          <table:table-cell office:value-type="string" calcext:value-type="string">
            <text:p>Tvcc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I$2]/(1+[.A7]))" office:value-type="float" office:value="541" calcext:value-type="float">
            <text:p>541</text:p>
          </table:table-cell>
          <table:table-cell table:formula="of:=FLOOR([.I$3]/(1+[.A7])*1)" office:value-type="float" office:value="546" calcext:value-type="float">
            <text:p>546</text:p>
          </table:table-cell>
          <table:table-cell table:formula="of:=[.I$3]-[.C7]" office:value-type="float" office:value="2734" calcext:value-type="float">
            <text:p>2734</text:p>
          </table:table-cell>
          <table:table-cell table:formula="of:=[.C7]*[.I$8]+[.I$12]+[.D7]*[.I$9]" office:value-type="float" office:value="84983.143" calcext:value-type="float">
            <text:p>84983.143</text:p>
          </table:table-cell>
          <table:table-cell table:formula="of:=1000000/[.E7]" office:value-type="float" office:value="11.7670394939382" calcext:value-type="float">
            <text:p>11.77</text:p>
          </table:table-cell>
          <table:table-cell/>
          <table:table-cell office:value-type="string" calcext:value-type="string">
            <text:p>Th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I$2]/(1+[.A8]))" office:value-type="float" office:value="464" calcext:value-type="float">
            <text:p>464</text:p>
          </table:table-cell>
          <table:table-cell table:formula="of:=FLOOR([.I$3]/(1+[.A8])*1)" office:value-type="float" office:value="468" calcext:value-type="float">
            <text:p>468</text:p>
          </table:table-cell>
          <table:table-cell table:formula="of:=[.I$3]-[.C8]" office:value-type="float" office:value="2812" calcext:value-type="float">
            <text:p>2812</text:p>
          </table:table-cell>
          <table:table-cell table:formula="of:=[.C8]*[.I$8]+[.I$12]+[.D8]*[.I$9]" office:value-type="float" office:value="78566.161" calcext:value-type="float">
            <text:p>78566.161</text:p>
          </table:table-cell>
          <table:table-cell table:formula="of:=1000000/[.E8]" office:value-type="float" office:value="12.7281260439848" calcext:value-type="float">
            <text:p>12.73</text:p>
          </table:table-cell>
          <table:table-cell/>
          <table:table-cell table:style-name="ce2" office:value-type="string" calcext:value-type="string">
            <text:p>Line time (us)</text:p>
          </table:table-cell>
          <table:table-cell table:style-name="ce2" table:formula="of:=([.I5]+1)*[.I4]+[.I6]+[.I7]" office:value-type="float" office:value="94.269" calcext:value-type="float">
            <text:p>94.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I$2]/(1+[.A9]))" office:value-type="float" office:value="406" calcext:value-type="float">
            <text:p>406</text:p>
          </table:table-cell>
          <table:table-cell table:formula="of:=FLOOR([.I$3]/(1+[.A9])*1)" office:value-type="float" office:value="410" calcext:value-type="float">
            <text:p>410</text:p>
          </table:table-cell>
          <table:table-cell table:formula="of:=[.I$3]-[.C9]" office:value-type="float" office:value="2870" calcext:value-type="float">
            <text:p>2870</text:p>
          </table:table-cell>
          <table:table-cell table:formula="of:=[.C9]*[.I$8]+[.I$12]+[.D9]*[.I$9]" office:value-type="float" office:value="73794.559" calcext:value-type="float">
            <text:p>73794.559</text:p>
          </table:table-cell>
          <table:table-cell table:formula="of:=1000000/[.E9]" office:value-type="float" office:value="13.5511345761955" calcext:value-type="float">
            <text:p>13.55</text:p>
          </table:table-cell>
          <table:table-cell/>
          <table:table-cell table:style-name="ce2" office:value-type="string" calcext:value-type="string">
            <text:p>Skipped line time (us)</text:p>
          </table:table-cell>
          <table:table-cell table:style-name="ce2" table:formula="of:=[.I6]+[.I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I$2]/(1+[.A10]))" office:value-type="float" office:value="360" calcext:value-type="float">
            <text:p>360</text:p>
          </table:table-cell>
          <table:table-cell table:formula="of:=FLOOR([.I$3]/(1+[.A10])*1)" office:value-type="float" office:value="364" calcext:value-type="float">
            <text:p>364</text:p>
          </table:table-cell>
          <table:table-cell table:formula="of:=[.I$3]-[.C10]" office:value-type="float" office:value="2916" calcext:value-type="float">
            <text:p>2916</text:p>
          </table:table-cell>
          <table:table-cell table:formula="of:=[.C10]*[.I$8]+[.I$12]+[.D10]*[.I$9]" office:value-type="float" office:value="70010.185" calcext:value-type="float">
            <text:p>70010.185</text:p>
          </table:table-cell>
          <table:table-cell table:formula="of:=1000000/[.E10]" office:value-type="float" office:value="14.2836360166739" calcext:value-type="float">
            <text:p>14.28</text:p>
          </table:table-cell>
          <table:table-cell/>
          <table:table-cell office:value-type="string" calcext:value-type="string">
            <text:p>T3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I$2]/(1+[.A11]))" office:value-type="float" office:value="324" calcext:value-type="float">
            <text:p>324</text:p>
          </table:table-cell>
          <table:table-cell table:formula="of:=FLOOR([.I$3]/(1+[.A11])*1)" office:value-type="float" office:value="328" calcext:value-type="float">
            <text:p>328</text:p>
          </table:table-cell>
          <table:table-cell table:formula="of:=[.I$3]-[.C11]" office:value-type="float" office:value="2952" calcext:value-type="float">
            <text:p>2952</text:p>
          </table:table-cell>
          <table:table-cell table:formula="of:=[.C11]*[.I$8]+[.I$12]+[.D11]*[.I$9]" office:value-type="float" office:value="67048.501" calcext:value-type="float">
            <text:p>67048.501</text:p>
          </table:table-cell>
          <table:table-cell table:formula="of:=1000000/[.E11]" office:value-type="float" office:value="14.9145765391534" calcext:value-type="float">
            <text:p>14.91</text:p>
          </table:table-cell>
          <table:table-cell/>
          <table:table-cell office:value-type="string" calcext:value-type="string">
            <text:p>Tv3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I$2]/(1+[.A12]))" office:value-type="float" office:value="295" calcext:value-type="float">
            <text:p>295</text:p>
          </table:table-cell>
          <table:table-cell table:formula="of:=FLOOR([.I$3]/(1+[.A12])*1)" office:value-type="float" office:value="298" calcext:value-type="float">
            <text:p>298</text:p>
          </table:table-cell>
          <table:table-cell table:formula="of:=[.I$3]-[.C12]" office:value-type="float" office:value="2982" calcext:value-type="float">
            <text:p>2982</text:p>
          </table:table-cell>
          <table:table-cell table:formula="of:=[.C12]*[.I$8]+[.I$12]+[.D12]*[.I$9]" office:value-type="float" office:value="64580.431" calcext:value-type="float">
            <text:p>64580.431</text:p>
          </table:table-cell>
          <table:table-cell table:formula="of:=1000000/[.E12]" office:value-type="float" office:value="15.4845668341854" calcext:value-type="float">
            <text:p>15.48</text:p>
          </table:table-cell>
          <table:table-cell/>
          <table:table-cell table:style-name="ce2" office:value-type="string" calcext:value-type="string">
            <text:p>First line time (us)</text:p>
          </table:table-cell>
          <table:table-cell table:style-name="ce2" table:formula="of:=[.I10]+[.I11]+[.I8]" office:value-type="float" office:value="704.269" calcext:value-type="float">
            <text:p>704.2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I$2]/(1+[.A13]))" office:value-type="float" office:value="270" calcext:value-type="float">
            <text:p>270</text:p>
          </table:table-cell>
          <table:table-cell table:formula="of:=FLOOR([.I$3]/(1+[.A13])*1)" office:value-type="float" office:value="273" calcext:value-type="float">
            <text:p>273</text:p>
          </table:table-cell>
          <table:table-cell table:formula="of:=[.I$3]-[.C13]" office:value-type="float" office:value="3007" calcext:value-type="float">
            <text:p>3007</text:p>
          </table:table-cell>
          <table:table-cell table:formula="of:=[.C13]*[.I$8]+[.I$12]+[.D13]*[.I$9]" office:value-type="float" office:value="62523.706" calcext:value-type="float">
            <text:p>62523.706</text:p>
          </table:table-cell>
          <table:table-cell table:formula="of:=1000000/[.E13]" office:value-type="float" office:value="15.9939335649745" calcext:value-type="float">
            <text:p>15.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I$2]/(1+[.A14]))" office:value-type="float" office:value="249" calcext:value-type="float">
            <text:p>249</text:p>
          </table:table-cell>
          <table:table-cell table:formula="of:=FLOOR([.I$3]/(1+[.A14])*1)" office:value-type="float" office:value="252" calcext:value-type="float">
            <text:p>252</text:p>
          </table:table-cell>
          <table:table-cell table:formula="of:=[.I$3]-[.C14]" office:value-type="float" office:value="3028" calcext:value-type="float">
            <text:p>3028</text:p>
          </table:table-cell>
          <table:table-cell table:formula="of:=[.C14]*[.I$8]+[.I$12]+[.D14]*[.I$9]" office:value-type="float" office:value="60796.057" calcext:value-type="float">
            <text:p>60796.057</text:p>
          </table:table-cell>
          <table:table-cell table:formula="of:=1000000/[.E14]" office:value-type="float" office:value="16.4484351345351" calcext:value-type="float">
            <text:p>16.4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I$2]/(1+[.A15]))" office:value-type="float" office:value="232" calcext:value-type="float">
            <text:p>232</text:p>
          </table:table-cell>
          <table:table-cell table:formula="of:=FLOOR([.I$3]/(1+[.A15])*1)" office:value-type="float" office:value="234" calcext:value-type="float">
            <text:p>234</text:p>
          </table:table-cell>
          <table:table-cell table:formula="of:=[.I$3]-[.C15]" office:value-type="float" office:value="3046" calcext:value-type="float">
            <text:p>3046</text:p>
          </table:table-cell>
          <table:table-cell table:formula="of:=[.C15]*[.I$8]+[.I$12]+[.D15]*[.I$9]" office:value-type="float" office:value="59315.215" calcext:value-type="float">
            <text:p>59315.215</text:p>
          </table:table-cell>
          <table:table-cell table:formula="of:=1000000/[.E15]" office:value-type="float" office:value="16.8590807603075" calcext:value-type="float">
            <text:p>16.8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I$2]/(1+[.A16]))" office:value-type="float" office:value="216" calcext:value-type="float">
            <text:p>216</text:p>
          </table:table-cell>
          <table:table-cell table:formula="of:=FLOOR([.I$3]/(1+[.A16])*1)" office:value-type="float" office:value="218" calcext:value-type="float">
            <text:p>218</text:p>
          </table:table-cell>
          <table:table-cell table:formula="of:=[.I$3]-[.C16]" office:value-type="float" office:value="3062" calcext:value-type="float">
            <text:p>3062</text:p>
          </table:table-cell>
          <table:table-cell table:formula="of:=[.C16]*[.I$8]+[.I$12]+[.D16]*[.I$9]" office:value-type="float" office:value="57998.911" calcext:value-type="float">
            <text:p>57998.911</text:p>
          </table:table-cell>
          <table:table-cell table:formula="of:=1000000/[.E16]" office:value-type="float" office:value="17.2417030381829" calcext:value-type="float">
            <text:p>17.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I$2]/(1+[.A17]))" office:value-type="float" office:value="203" calcext:value-type="float">
            <text:p>203</text:p>
          </table:table-cell>
          <table:table-cell table:formula="of:=FLOOR([.I$3]/(1+[.A17])*1)" office:value-type="float" office:value="205" calcext:value-type="float">
            <text:p>205</text:p>
          </table:table-cell>
          <table:table-cell table:formula="of:=[.I$3]-[.C17]" office:value-type="float" office:value="3075" calcext:value-type="float">
            <text:p>3075</text:p>
          </table:table-cell>
          <table:table-cell table:formula="of:=[.C17]*[.I$8]+[.I$12]+[.D17]*[.I$9]" office:value-type="float" office:value="56929.414" calcext:value-type="float">
            <text:p>56929.414</text:p>
          </table:table-cell>
          <table:table-cell table:formula="of:=1000000/[.E17]" office:value-type="float" office:value="17.5656120402012" calcext:value-type="float">
            <text:p>17.5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I$2]/(1+[.A18]))" office:value-type="float" office:value="191" calcext:value-type="float">
            <text:p>191</text:p>
          </table:table-cell>
          <table:table-cell table:formula="of:=FLOOR([.I$3]/(1+[.A18])*1)" office:value-type="float" office:value="192" calcext:value-type="float">
            <text:p>192</text:p>
          </table:table-cell>
          <table:table-cell table:formula="of:=[.I$3]-[.C18]" office:value-type="float" office:value="3088" calcext:value-type="float">
            <text:p>3088</text:p>
          </table:table-cell>
          <table:table-cell table:formula="of:=[.C18]*[.I$8]+[.I$12]+[.D18]*[.I$9]" office:value-type="float" office:value="55859.917" calcext:value-type="float">
            <text:p>55859.917</text:p>
          </table:table-cell>
          <table:table-cell table:formula="of:=1000000/[.E18]" office:value-type="float" office:value="17.9019242008541" calcext:value-type="float">
            <text:p>17.9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I$2]/(1+[.A19]))" office:value-type="float" office:value="180" calcext:value-type="float">
            <text:p>180</text:p>
          </table:table-cell>
          <table:table-cell table:formula="of:=FLOOR([.I$3]/(1+[.A19])*1)" office:value-type="float" office:value="182" calcext:value-type="float">
            <text:p>182</text:p>
          </table:table-cell>
          <table:table-cell table:formula="of:=[.I$3]-[.C19]" office:value-type="float" office:value="3098" calcext:value-type="float">
            <text:p>3098</text:p>
          </table:table-cell>
          <table:table-cell table:formula="of:=[.C19]*[.I$8]+[.I$12]+[.D19]*[.I$9]" office:value-type="float" office:value="55037.227" calcext:value-type="float">
            <text:p>55037.227</text:p>
          </table:table-cell>
          <table:table-cell table:formula="of:=1000000/[.E19]" office:value-type="float" office:value="18.1695200595771" calcext:value-type="float">
            <text:p>18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I$2]/(1+[.A20]))" office:value-type="float" office:value="170" calcext:value-type="float">
            <text:p>170</text:p>
          </table:table-cell>
          <table:table-cell table:formula="of:=FLOOR([.I$3]/(1+[.A20])*1)" office:value-type="float" office:value="172" calcext:value-type="float">
            <text:p>172</text:p>
          </table:table-cell>
          <table:table-cell table:formula="of:=[.I$3]-[.C20]" office:value-type="float" office:value="3108" calcext:value-type="float">
            <text:p>3108</text:p>
          </table:table-cell>
          <table:table-cell table:formula="of:=[.C20]*[.I$8]+[.I$12]+[.D20]*[.I$9]" office:value-type="float" office:value="54214.537" calcext:value-type="float">
            <text:p>54214.537</text:p>
          </table:table-cell>
          <table:table-cell table:formula="of:=1000000/[.E20]" office:value-type="float" office:value="18.4452372986234" calcext:value-type="float">
            <text:p>18.4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I$2]/(1+[.A21]))" office:value-type="float" office:value="162" calcext:value-type="float">
            <text:p>162</text:p>
          </table:table-cell>
          <table:table-cell table:formula="of:=FLOOR([.I$3]/(1+[.A21])*1)" office:value-type="float" office:value="164" calcext:value-type="float">
            <text:p>164</text:p>
          </table:table-cell>
          <table:table-cell table:formula="of:=[.I$3]-[.C21]" office:value-type="float" office:value="3116" calcext:value-type="float">
            <text:p>3116</text:p>
          </table:table-cell>
          <table:table-cell table:formula="of:=[.C21]*[.I$8]+[.I$12]+[.D21]*[.I$9]" office:value-type="float" office:value="53556.385" calcext:value-type="float">
            <text:p>53556.385</text:p>
          </table:table-cell>
          <table:table-cell table:formula="of:=1000000/[.E21]" office:value-type="float" office:value="18.6719099879501" calcext:value-type="float">
            <text:p>18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I$2]/(1+[.A22]))" office:value-type="float" office:value="154" calcext:value-type="float">
            <text:p>154</text:p>
          </table:table-cell>
          <table:table-cell table:formula="of:=FLOOR([.I$3]/(1+[.A22])*1)" office:value-type="float" office:value="156" calcext:value-type="float">
            <text:p>156</text:p>
          </table:table-cell>
          <table:table-cell table:formula="of:=[.I$3]-[.C22]" office:value-type="float" office:value="3124" calcext:value-type="float">
            <text:p>3124</text:p>
          </table:table-cell>
          <table:table-cell table:formula="of:=[.C22]*[.I$8]+[.I$12]+[.D22]*[.I$9]" office:value-type="float" office:value="52898.233" calcext:value-type="float">
            <text:p>52898.233</text:p>
          </table:table-cell>
          <table:table-cell table:formula="of:=1000000/[.E22]" office:value-type="float" office:value="18.9042231335024" calcext:value-type="float">
            <text:p>18.9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I$2]/(1+[.A23]))" office:value-type="float" office:value="147" calcext:value-type="float">
            <text:p>147</text:p>
          </table:table-cell>
          <table:table-cell table:formula="of:=FLOOR([.I$3]/(1+[.A23])*1)" office:value-type="float" office:value="149" calcext:value-type="float">
            <text:p>149</text:p>
          </table:table-cell>
          <table:table-cell table:formula="of:=[.I$3]-[.C23]" office:value-type="float" office:value="3131" calcext:value-type="float">
            <text:p>3131</text:p>
          </table:table-cell>
          <table:table-cell table:formula="of:=[.C23]*[.I$8]+[.I$12]+[.D23]*[.I$9]" office:value-type="float" office:value="52322.35" calcext:value-type="float">
            <text:p>52322.35</text:p>
          </table:table-cell>
          <table:table-cell table:formula="of:=1000000/[.E23]" office:value-type="float" office:value="19.1122914012845" calcext:value-type="float">
            <text:p>19.1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I$2]/(1+[.A24]))" office:value-type="float" office:value="141" calcext:value-type="float">
            <text:p>141</text:p>
          </table:table-cell>
          <table:table-cell table:formula="of:=FLOOR([.I$3]/(1+[.A24])*1)" office:value-type="float" office:value="142" calcext:value-type="float">
            <text:p>142</text:p>
          </table:table-cell>
          <table:table-cell table:formula="of:=[.I$3]-[.C24]" office:value-type="float" office:value="3138" calcext:value-type="float">
            <text:p>3138</text:p>
          </table:table-cell>
          <table:table-cell table:formula="of:=[.C24]*[.I$8]+[.I$12]+[.D24]*[.I$9]" office:value-type="float" office:value="51746.467" calcext:value-type="float">
            <text:p>51746.467</text:p>
          </table:table-cell>
          <table:table-cell table:formula="of:=1000000/[.E24]" office:value-type="float" office:value="19.3249908249775" calcext:value-type="float">
            <text:p>19.3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I$2]/(1+[.A25]))" office:value-type="float" office:value="135" calcext:value-type="float">
            <text:p>135</text:p>
          </table:table-cell>
          <table:table-cell table:formula="of:=FLOOR([.I$3]/(1+[.A25])*1)" office:value-type="float" office:value="136" calcext:value-type="float">
            <text:p>136</text:p>
          </table:table-cell>
          <table:table-cell table:formula="of:=[.I$3]-[.C25]" office:value-type="float" office:value="3144" calcext:value-type="float">
            <text:p>3144</text:p>
          </table:table-cell>
          <table:table-cell table:formula="of:=[.C25]*[.I$8]+[.I$12]+[.D25]*[.I$9]" office:value-type="float" office:value="51252.853" calcext:value-type="float">
            <text:p>51252.853</text:p>
          </table:table-cell>
          <table:table-cell table:formula="of:=1000000/[.E25]" office:value-type="float" office:value="19.5111089718264" calcext:value-type="float">
            <text:p>19.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I$2]/(1+[.A26]))" office:value-type="float" office:value="129" calcext:value-type="float">
            <text:p>129</text:p>
          </table:table-cell>
          <table:table-cell table:formula="of:=FLOOR([.I$3]/(1+[.A26])*1)" office:value-type="float" office:value="131" calcext:value-type="float">
            <text:p>131</text:p>
          </table:table-cell>
          <table:table-cell table:formula="of:=[.I$3]-[.C26]" office:value-type="float" office:value="3149" calcext:value-type="float">
            <text:p>3149</text:p>
          </table:table-cell>
          <table:table-cell table:formula="of:=[.C26]*[.I$8]+[.I$12]+[.D26]*[.I$9]" office:value-type="float" office:value="50841.508" calcext:value-type="float">
            <text:p>50841.508</text:p>
          </table:table-cell>
          <table:table-cell table:formula="of:=1000000/[.E26]" office:value-type="float" office:value="19.6689681195137" calcext:value-type="float">
            <text:p>19.6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I$2]/(1+[.A27]))" office:value-type="float" office:value="124" calcext:value-type="float">
            <text:p>124</text:p>
          </table:table-cell>
          <table:table-cell table:formula="of:=FLOOR([.I$3]/(1+[.A27])*1)" office:value-type="float" office:value="126" calcext:value-type="float">
            <text:p>126</text:p>
          </table:table-cell>
          <table:table-cell table:formula="of:=[.I$3]-[.C27]" office:value-type="float" office:value="3154" calcext:value-type="float">
            <text:p>3154</text:p>
          </table:table-cell>
          <table:table-cell table:formula="of:=[.C27]*[.I$8]+[.I$12]+[.D27]*[.I$9]" office:value-type="float" office:value="50430.163" calcext:value-type="float">
            <text:p>50430.163</text:p>
          </table:table-cell>
          <table:table-cell table:formula="of:=1000000/[.E27]" office:value-type="float" office:value="19.8294024946935" calcext:value-type="float">
            <text:p>19.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I$2]/(1+[.A28]))" office:value-type="float" office:value="120" calcext:value-type="float">
            <text:p>120</text:p>
          </table:table-cell>
          <table:table-cell table:formula="of:=FLOOR([.I$3]/(1+[.A28])*1)" office:value-type="float" office:value="121" calcext:value-type="float">
            <text:p>121</text:p>
          </table:table-cell>
          <table:table-cell table:formula="of:=[.I$3]-[.C28]" office:value-type="float" office:value="3159" calcext:value-type="float">
            <text:p>3159</text:p>
          </table:table-cell>
          <table:table-cell table:formula="of:=[.C28]*[.I$8]+[.I$12]+[.D28]*[.I$9]" office:value-type="float" office:value="50018.818" calcext:value-type="float">
            <text:p>50018.818</text:p>
          </table:table-cell>
          <table:table-cell table:formula="of:=1000000/[.E28]" office:value-type="float" office:value="19.9924756318712" calcext:value-type="float">
            <text:p>19.99</text:p>
          </table:table-cell>
          <table:table-cell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8:10:34.021503091</meta:creation-date>
    <dc:date>2024-07-31T11:22:19.848481734</dc:date>
    <meta:editing-duration>P1DT16H25M34S</meta:editing-duration>
    <meta:editing-cycles>3</meta:editing-cycles>
    <meta:generator>LibreOffice/7.6.7.2$MacOSX_X86_64 LibreOffice_project/dd47e4b30cb7dab30588d6c79c651f218165e3c5</meta:generator>
    <meta:document-statistic meta:table-count="2" meta:cell-count="316" meta:object-count="0"/>
  </office:meta>
</office:document-meta>
</file>